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5" style:family="paragraph" style:parent-style-name="Header">
      <style:text-properties fo:font-size="2pt" fo:language="en" fo:country="US" style:font-size-asian="2pt" style:font-size-complex="2pt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Text_20_body" style:list-style-name="L1">
      <style:paragraph-properties fo:margin-top="0cm" fo:margin-bottom="0cm"/>
      <style:text-properties style:font-name="Arial"/>
    </style:style>
    <style:style style:name="P8" style:family="paragraph" style:parent-style-name="Text_20_body" style:list-style-name="L1">
      <style:paragraph-properties fo:margin-top="0cm" fo:margin-bottom="0cm"/>
      <style:text-properties style:font-name="Arial" fo:language="ru" fo:country="RU"/>
    </style:style>
    <style:style style:name="P9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11" style:family="paragraph" style:parent-style-name="Text_20_body">
      <style:paragraph-properties fo:margin-top="0cm" fo:margin-bottom="0cm"/>
      <style:text-properties fo:color="#800000" style:font-name="Arial" fo:font-size="18pt" fo:font-style="normal" fo:font-weight="bold" fo:background-color="#ffff00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1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Зачем это надо(цели разработки)</text:h>
      <text:p text:style-name="P3"/>
      <text:p text:style-name="P3">Новый функционал разрабатывается для следующих целей</text:p>
      <text:list xml:id="list42165743" text:style-name="L1">
        <text:list-item>
          <text:p text:style-name="P8">Уменьшение размера дистрибутива</text:p>
        </text:list-item>
        <text:list-item>
          <text:p text:style-name="P7">Автоматизация <text:span text:style-name="T1">Unicode</text:span></text:p>
        </text:list-item>
        <text:list-item>
          <text:p text:style-name="P8">Интеграция с <text:span text:style-name="T1">ZipSolution</text:span></text:p>
        </text:list-item>
      </text:list>
      <text:p text:style-name="P3"/>
      <text:h text:style-name="P12" text:outline-level="2">Проектирование</text:h>
      <text:p text:style-name="P4"/>
      <text:p text:style-name="P9">Тесты должны включать сжатие каталога бутилки с свном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4">Результаты тестов</text:p>
          </table:table-cell>
          <table:table-cell table:style-name="Таблица2.B1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5">ZipSolution MAX WinZipAES256</text:p>
          </table:table-cell>
          <table:table-cell table:style-name="Таблица2.B2" office:value-type="string">
            <text:p text:style-name="P15">7-zip ZIP AES 256</text:p>
          </table:table-cell>
        </table:table-row>
        <table:table-row>
          <table:table-cell table:style-name="Таблица2.A2" office:value-type="string">
            <text:p text:style-name="P15">3-40c</text:p>
          </table:table-cell>
          <table:table-cell table:style-name="Таблица2.B2" office:value-type="string">
            <text:p text:style-name="P15">0-50c</text:p>
          </table:table-cell>
        </table:table-row>
        <table:table-row>
          <table:table-cell table:style-name="Таблица2.A2" office:value-type="string">
            <text:p text:style-name="P15">39 mb</text:p>
          </table:table-cell>
          <table:table-cell table:style-name="Таблица2.B2" office:value-type="string">
            <text:p text:style-name="P15">38 mb</text:p>
          </table:table-cell>
        </table:table-row>
      </table:table>
      <text:p text:style-name="P4"><text:span text:style-name="T1"/></text:p>
      <text:p text:style-name="P11"><text:span text:style-name="T1">REJECTED: </text:span><text:span text:style-name="T3">падение в 3.5 раза и больший размер</text:span></text:p>
      <text:p text:style-name="P4"><text:span text:style-name="T1"/></text:p>
      <text:h text:style-name="P12" text:outline-level="2">Реализация</text:h>
      <text:p text:style-name="P4"/>
      <text:p text:style-name="P4"/>
      <text:p text:style-name="P4"/>
      <text:p text:style-name="P4"/>
      <text:h text:style-name="P12" text:outline-level="2">Отраженность в документации</text:h>
      <text:p text:style-name="P4"/>
      <text:p text:style-name="P4"/>
      <text:p text:style-name="P4"/>
      <text:h text:style-name="P12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style style:name="MT3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12</text:span></text:p>
              <text:p text:style-name="MP3">Тестирование падения производительности при использовании <text:span text:style-name="MT1">Ionic WinZipAes256</text:span>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2">BUtil</text:span></text:a><text:span text:style-name="MT1"> project, </text:span><text:span text:style-name="MT3">Кучук Сергей Александрович<text:tab/></text:span><text:span text:style-name="MT1"> 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8T22:05:40.64</meta:creation-date>
    <meta:editing-duration>PT00H15M34S</meta:editing-duration>
    <meta:editing-cycles>3</meta:editing-cycles>
    <meta:generator>OpenOffice.org/3.0$Win32 OpenOffice.org_project/300m15$Build-9379</meta:generator>
    <dc:date>2009-12-28T22:21:11.57</dc:date>
    <meta:document-statistic meta:table-count="2" meta:image-count="0" meta:object-count="0" meta:page-count="1" meta:paragraph-count="22" meta:word-count="91" meta:character-count="688"/>
    <meta:user-defined meta:name="Поле 1"/>
    <meta:user-defined meta:name="Поле 2"/>
    <meta:user-defined meta:name="Поле 3"/>
    <meta:user-defined meta:name="Поле 4"/>
  </office:meta>
</office:document-meta>
</file>